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0915c" officeooo:paragraph-rsid="0000915c"/>
    </style:style>
    <style:style style:name="P2" style:family="paragraph" style:parent-style-name="Standard">
      <style:text-properties officeooo:rsid="00022e58" officeooo:paragraph-rsid="00022e58"/>
    </style:style>
    <style:style style:name="P3" style:family="paragraph" style:parent-style-name="Standard">
      <style:text-properties officeooo:rsid="00028adc" officeooo:paragraph-rsid="00028adc"/>
    </style:style>
    <style:style style:name="P4" style:family="paragraph" style:parent-style-name="Standard">
      <style:text-properties officeooo:rsid="00028adc" officeooo:paragraph-rsid="0002d497"/>
    </style:style>
    <style:style style:name="P5" style:family="paragraph" style:parent-style-name="Standard">
      <style:text-properties officeooo:rsid="0002e804" officeooo:paragraph-rsid="0002e804"/>
    </style:style>
    <style:style style:name="P6" style:family="paragraph" style:parent-style-name="Standard">
      <style:text-properties officeooo:rsid="000447c5" officeooo:paragraph-rsid="000447c5"/>
    </style:style>
    <style:style style:name="P7" style:family="paragraph" style:parent-style-name="Standard">
      <style:text-properties officeooo:rsid="0005e33f" officeooo:paragraph-rsid="0005e33f"/>
    </style:style>
    <style:style style:name="T1" style:family="text">
      <style:text-properties officeooo:rsid="00022e58"/>
    </style:style>
    <style:style style:name="T2" style:family="text">
      <style:text-properties officeooo:rsid="0002d497"/>
    </style:style>
    <style:style style:name="T3" style:family="text">
      <style:text-properties officeooo:rsid="0005e3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cija projekta Jamb</text:p>
      <text:p text:style-name="P1"/>
      <text:p text:style-name="P1"/>
      <text:p text:style-name="P1">U ovom projektu cilj je implementirati igru Jamb (eng. Yahtzee). Jamb je igra s kockama, mogu je igrati 2 – 6 igrača. Igrač kockice baca 3 puta pritom odvajajući na stranu kockice prilikom svakog bacanja za koje pretpostavlja da će mu donijeti najbolji rezultat. Zbroj kockica upisuje se u tablicu. Cilj igre je imati najveći zbroj svih polja u tablici. </text:p>
      <text:p text:style-name="P1"/>
      <text:p text:style-name="P1">Prilikom pokretanja programa pojavljuje se početna stranica. Tada imamo dvije opcije. Ukoliko ne znamo pravila igre Jamb, klikom na gumb “PRAVILA” otvara je stranica s pravilima. Klikom na gumb “NATRAG” vraćamo se na početnu stranicu. Osim toga, možemo koliko igrača igra ovu igru. Odabirom na broj igrača otvara se stranica za unos imena te nakon toga kreće igra. </text:p>
      <text:p text:style-name="P1"/>
      <text:p text:style-name="P1">Implementacija same igre podijeljena je u 7 <text:span text:style-name="T1">datoteka</text:span>: die.pde, drawer.pde, emptyDie.pde, Game.pde, jamb.pdg, <text:span text:style-name="T1">jambGrid.pde te window.pde. Sada ćemo navesti elemente svake pde datoteke.</text:span></text:p>
      <text:p text:style-name="P1"/>
      <text:p text:style-name="P2">Datoteka jamb.pde početna je datoteka igrice. U njoj se sama igrica pokreće te pomoću funkcija iz ostalih datoteka dobije se funkcijonalnost igrice. Najprije se izradi ekran, na njemu se iscrtava onaj stadij u kojem se trenutno nalazimo (u početnom slučaju naslovna stranica). Kontroliramo što se događa ako je pritisnuta tipka miša ili tipka na tipkovnici. </text:p>
      <text:p text:style-name="P2"/>
      <text:p text:style-name="P7">Sve ostale datoteke su zapravo klase koje implementiraju pojedini dio našeg programa. U njima se nalaze sve potrebne funkcije pomoću kojih kasnije radi igrica.</text:p>
      <text:p text:style-name="P2"/>
      <text:p text:style-name="P3">U datoteci drawer.pde definira se izgled fonta u igrici. Imamo više vrsta fonta koji se mogu koristiti te ovisno o njima, funkcija postavlja veličinu fonta, poravnanje teksta…</text:p>
      <text:p text:style-name="P3"/>
      <text:p text:style-name="P4">Pomoću datoteke <text:span text:style-name="T2">emtyD</text:span>ie.pde <text:span text:style-name="T2">definiramo same kockice. Ona posjeduje kooridinate X, Y, veličinu, boju ispune. Ovakvu kockicu smatramo praznom kockicom, ne njoj se neće nalaziti točkice za broj koji prikazuje. Pomoću funkcije DrawEmptyDie() crtamo praznu kockicu.</text:span></text:p>
      <text:p text:style-name="P4"/>
      <text:p text:style-name="P4"><text:span text:style-name="T2">Na datoteku emptyDie.pde nadovezuje se die.pde u kojoj </text:span>definiramo same kockice <text:span text:style-name="T2">s brojevima i</text:span> funkcije koje su nam potrebne za rad s istima. Atributi potrebni za svaku kockicu su njen indeks, broj koji pokazuje, boja kockice, koordinate X i Y, veličina kockice, te je li se još uvijek okreće. Broj na kockici dobijemo pomoću random funkcije. <text:span text:style-name="T2">Postoje funkcije koje provjeravaju je li odabrana neka kockica, funkcija koja “baca” kockicu, ona koja mijenja boju kockice… Funkcija DrawDie() crta svaku kockicu, na njoj možemo vidjeti koji se broj te u kojoj je boji (vrti li se dalje ili ne).</text:span></text:p>
      <text:p text:style-name="P3"/>
      <text:p text:style-name="P5">Sada na red dolazi implementacija prozora kojeg imamo. Postoje tri vrste: početni (“wellcome”), za igranje (“play”) te pravila (“rules”). Definirano je kako se izrađuje koji prozor, za početni se postavljaju potrebne tipke, dodaju se igrači u popis te imamo tipke za igranje igre te za njena pravila. Na prozoru s pravilima ispisuju se pravila same igre te postoji gumb za povratak na početnu stranicu. Kada smo krenili s igrom dolazimo do play prozora u kojoj se odvija sama igra. </text:p>
      <text:p text:style-name="P5"/>
      <text:p text:style-name="P6">Sljedeći dokument je jambGrid.pde. U njemu se crta cijela tablica potrebna za igru. Samim crtanjem implementira se sadržaj svake pojedine ćelije. <text:s/><text:span text:style-name="T3">U ovom dijelu provjerava se što piše u kojo ćeliji te se sve pribraja ukupnom rezultatu.</text:span></text:p>
      <text:p text:style-name="P6"/>
      <text:p text:style-name="P6"/>
      <text:p text:style-name="P7"><text:soft-page-break/>Još preostaje datoteka Game.pde. U ovoj datoteci implementiran je sam tijek igre. Na početku se postavlja početno stanje igre sa svim početnim uvjetima. Inicjaliziraju se kockice te se kreće s igranjem. Također su implementirane funkcije pomoću kojih se provjerava trenutni rezultat, funkcija za bacanje kockica, za provjeravanje klika miša te za prikazivanje popisa igrača I njihovih rezultata.</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00:38:10.062966315</meta:creation-date>
    <dc:date>2019-12-10T09:38:54.578177693</dc:date>
    <meta:editing-duration>PT7H7M12S</meta:editing-duration>
    <meta:editing-cycles>1</meta:editing-cycles>
    <meta:document-statistic meta:table-count="0" meta:image-count="0" meta:object-count="0" meta:page-count="2" meta:paragraph-count="12" meta:word-count="554" meta:character-count="3579" meta:non-whitespace-character-count="3031"/>
    <meta:generator>LibreOffice/6.0.7.3$Linux_X86_64 LibreOffice_project/00m0$Build-3</meta:generator>
  </office:meta>
</office:document-meta>
</file>